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Medium" svg:font-family="'Yu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Yu Gothic Medium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Yu Gothic Medium" fo:font-size="15pt" style:font-size-asian="15pt" style:font-size-complex="15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Yu Gothic Medium" fo:font-size="15pt" style:font-size-asian="15pt" style:font-size-complex="15pt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Yu Gothic Medium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6</text:p>
      <text:list xml:id="list3006871879777722234" text:style-name="L2">
        <text:list-item>
          <text:p text:style-name="P3">Flow, fully engaged. Right amount of challenge to throughput. Fictionless proccess. What makes frictionless?</text:p>
          <text:list>
            <text:list-item>
              <text:list>
                <text:list-item>
                  <text:p text:style-name="P3">Mindstate</text:p>
                </text:list-item>
                <text:list-item>
                  <text:p text:style-name="P3">understanding, no skipping words</text:p>
                </text:list-item>
                <text:list-item>
                  <text:p text:style-name="P3">learn how i learn (examples, vague dryness of plain data types without context is my weakness when reading api's)</text:p>
                </text:list-item>
                <text:list-item>
                  <text:p text:style-name="P3">Only way to go fast is to go well.</text:p>
                </text:list-item>
                <text:list-item>
                  <text:p text:style-name="P3">Eliminat blind spots in your understanding (only way to go fast is to go well)</text:p>
                </text:list-item>
                <text:list-item>
                  <text:p text:style-name="P3">reduce cognitive load by drawing and writing while you code. Keep shit simple. Based on what you need, how you need it. Simple</text:p>
                </text:list-item>
              </text:list>
            </text:list-item>
          </text:list>
        </text:list-item>
      </text:list>
      <text:p text:style-name="P2">NAIL THE PROCESS</text:p>
      <text:list xml:id="list8809502258718662147" text:style-name="L4">
        <text:list-item>
          <text:p text:style-name="P4">Bugs impossible by desgin. Exception instead of null checks,type system to prevent data errors, automated testing</text:p>
        </text:list-item>
        <text:list-item>
          <text:p text:style-name="P4">Simplicity. Best code is code you don't have to write (musashi)</text:p>
        </text:list-item>
        <text:list-item>
          <text:p text:style-name="P4">DRY (don't repeat yourself) </text:p>
        </text:list-item>
        <text:list-item>
          <text:p text:style-name="P4">SOLID (single responsibility, open-closed, Liskov substitution, interface segregation and dependency inversion)for OOP) </text:p>
        </text:list-item>
      </text:list>
      <text:p text:style-name="P2"/>
      <text:p text:style-name="P2">MASTER DOC READING. </text:p>
      <text:p text:style-name="P2">MASTER NOT SKIM READING</text:p>
      <text:p text:style-name="P2">MASTER NOT ASSU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Medium" svg:font-family="'Yu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5S</meta:editing-duration>
    <meta:editing-cycles>4</meta:editing-cycles>
    <meta:generator>OpenOffice/4.1.7$Win32 OpenOffice.org_project/417m1$Build-9800</meta:generator>
    <dc:date>2020-09-11T11:50:33.80</dc:date>
    <dc:creator>Eli Lopez</dc:creator>
    <meta:document-statistic meta:table-count="0" meta:image-count="0" meta:object-count="0" meta:page-count="1" meta:paragraph-count="16" meta:word-count="156" meta:character-count="940"/>
    <meta:user-defined meta:name="Info 1"/>
    <meta:user-defined meta:name="Info 2"/>
    <meta:user-defined meta:name="Info 3"/>
    <meta:user-defined meta:name="Info 4"/>
  </office:meta>
</office:document-meta>
</file>